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d41737e000" style:family="table" style:master-page-name="ta-mp-0x7fd41737e000">
      <style:table-properties table:display="true" style:writing-mode="lr-tb"/>
    </style:style>
    <style:style style:name="ta-0x7fd41737e1f0" style:family="table" style:master-page-name="ta-mp-0x7fd41737e1f0">
      <style:table-properties table:display="true" style:writing-mode="lr-tb"/>
    </style:style>
    <style:style style:name="ta-0x7fd41737e3e0" style:family="table" style:master-page-name="ta-mp-0x7fd41737e3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d4173670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173672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d4173673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9.25pt" style:use-optimal-column-width="true"/>
    </style:style>
    <style:style style:name="ACOL-2" style:family="table-column">
      <style:table-column-properties style:column-width="96.75pt" style:use-optimal-column-width="true"/>
    </style:style>
    <style:style style:name="ACOL-3" style:family="table-column"/>
    <style:style style:name="ACOL-4" style:family="table-column">
      <style:table-column-properties style:column-width="123.00pt" style:use-optimal-column-width="true"/>
    </style:style>
    <style:style style:name="AROW-1" style:family="table-row"/>
    <style:style style:name="AROW-2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d41737e00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 table:number-columns-repeated="2"/>
        <table:table-column table:style-name="ACOL-2"/>
        <table:table-column table:style-name="ACOL-0"/>
        <table:table-column table:style-name="ACOL-4"/>
        <table:table-column table:style-name="ACOL-0"/>
        <table:table-column table:style-name="ACOL-4"/>
        <table:table-column table:style-name="ACOL-0"/>
        <table:table-column table:style-name="ACOL-4"/>
        <table:table-column table:style-name="ACOL-0"/>
        <table:table-column table:style-name="ACOL-2"/>
        <table:table-column table:style-name="ACOL-0" table:number-columns-repeated="242"/>
        <table:table-row table:style-name="AROW-0">
          <table:table-cell table:number-columns-repeated="256"/>
        </table:table-row>
        <table:table-row table:style-name="AROW-0">
          <table:table-cell table:number-columns-repeated="4" table:style-name="Gnumeric-default"/>
          <table:table-cell table:number-columns-spanned="4" table:number-rows-spanned="2" table:style-name="Gnumeric-default" office:value-type="string">
            <text:p>Ghisalberti 2002 Threshold calculation</text:p>
          </table:table-cell>
          <table:covered-table-cell table:number-columns-repeated="3"/>
          <table:table-cell table:number-columns-repeated="248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2">
          <table:table-cell table:style-name="Gnumeric-default" office:value-type="string">
            <text:p>Channel width</text:p>
          </table:table-cell>
          <table:table-cell table:style-name="Gnumeric-default"/>
          <table:table-cell table:style-name="Gnumeric-default" office:value-type="float" office:value="0.38">
            <text:p>0.38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Drag parameter</text:p>
          </table:table-cell>
          <table:table-cell table:style-name="Gnumeric-default"/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1/m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Grass density</text:p>
          </table:table-cell>
          <table:table-cell table:style-name="Gnumeric-default"/>
          <table:table-cell table:style-name="Gnumeric-default" office:value-type="float" office:value="1890">
            <text:p>1890</text:p>
          </table:table-cell>
          <table:table-cell table:style-name="Gnumeric-default" office:value-type="string">
            <text:p>blades/m^2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Drag coefficient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number-columns-repeated="253" table:style-name="Gnumeric-default"/>
        </table:table-row>
        <table:table-row table:style-name="AROW-2">
          <table:table-cell table:style-name="Gnumeric-default" office:value-type="string">
            <text:p>Grass blade width</text:p>
          </table:table-cell>
          <table:table-cell table:style-name="Gnumeric-default"/>
          <table:table-cell table:style-name="Gnumeric-default" office:value-type="float" office:value="0.003">
            <text:p>0.003</text:p>
          </table:table-cell>
          <table:table-cell table:style-name="Gnumeric-default" office:value-type="string">
            <text:p>m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>
            <text:p>Scenario</text:p>
          </table:table-cell>
          <table:table-cell table:style-name="Gnumeric-default" office:value-type="string">
            <text:p>H (cm)</text:p>
          </table:table-cell>
          <table:table-cell table:style-name="Gnumeric-default" office:value-type="string">
            <text:p>Q <text:s/>10^-2 (cm^3/s)</text:p>
          </table:table-cell>
          <table:table-cell table:style-name="Gnumeric-default" office:value-type="string">
            <text:p>h_d (cm)</text:p>
          </table:table-cell>
          <table:table-cell table:style-name="Gnumeric-default"/>
          <table:table-cell table:style-name="Gnumeric-default" office:value-type="string">
            <text:p>Q2d=Q/W</text:p>
          </table:table-cell>
          <table:table-cell table:style-name="Gnumeric-default"/>
          <table:table-cell table:style-name="Gnumeric-default" office:value-type="string">
            <text:p>Uscale (m/s)</text:p>
          </table:table-cell>
          <table:table-cell table:style-name="Gnumeric-default"/>
          <table:table-cell table:style-name="Gnumeric-default" office:value-type="string">
            <text:p>Ugrass (unused)</text:p>
          </table:table-cell>
          <table:table-cell table:style-name="Gnumeric-default"/>
          <table:table-cell table:style-name="Gnumeric-default" office:value-type="string">
            <text:p>Turbulent viscosity (m^2/s)</text:p>
          </table:table-cell>
          <table:table-cell table:style-name="Gnumeric-default"/>
          <table:table-cell table:style-name="Gnumeric-default" office:value-type="string">
            <text:p>Reynolds number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A</text:p>
          </table:table-cell>
          <table:table-cell table:style-name="Gnumeric-default" office:value-type="float" office:value="35.9">
            <text:p>35.9</text:p>
          </table:table-cell>
          <table:table-cell table:style-name="Gnumeric-default" office:value-type="float" office:value="111">
            <text:p>111</text:p>
          </table:table-cell>
          <table:table-cell table:style-name="Gnumeric-default" office:value-type="float" office:value="8.5">
            <text:p>8.5</text:p>
          </table:table-cell>
          <table:table-cell table:style-name="Gnumeric-default"/>
          <table:table-cell table:style-name="Gnumeric-default" table:formula="of:=[.C11]*100*1e-06/[.$C$5]" office:value-type="float" office:value="0.0292105263157895">
            <text:p>0.02921052631579</text:p>
          </table:table-cell>
          <table:table-cell table:style-name="Gnumeric-default"/>
          <table:table-cell table:style-name="Gnumeric-default" table:formula="of:=3*[.F11]/([.B11]-[.D11])*100" office:value-type="float" office:value="0.319823280829812">
            <text:p>0.31982328082981</text:p>
          </table:table-cell>
          <table:table-cell table:style-name="Gnumeric-default"/>
          <table:table-cell table:style-name="Gnumeric-default" table:formula="of:=10000*[.H11]/[.$C$8]/[.$C$7]/([.B11]-[.D11])^2" office:value-type="float" office:value="0.00112698243850046">
            <text:p>0.0011269824385</text:p>
          </table:table-cell>
          <table:table-cell table:style-name="Gnumeric-default"/>
          <table:table-cell table:style-name="Gnumeric-default" office:value-type="float" office:value="0.0001">
            <text:p>0.0001</text:p>
          </table:table-cell>
          <table:table-cell table:style-name="Gnumeric-default"/>
          <table:table-cell table:style-name="Gnumeric-default" table:formula="of:=[.H11]*[.B11]*0.01/2/[.L11]" office:value-type="float" office:value="574.082789089512">
            <text:p>574.082789089512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B</text:p>
          </table:table-cell>
          <table:table-cell table:style-name="Gnumeric-default" office:value-type="float" office:value="35.9">
            <text:p>35.9</text:p>
          </table:table-cell>
          <table:table-cell table:style-name="Gnumeric-default" office:value-type="float" office:value="46">
            <text:p>46</text:p>
          </table:table-cell>
          <table:table-cell table:style-name="Gnumeric-default" office:value-type="float" office:value="11.3">
            <text:p>11.3</text:p>
          </table:table-cell>
          <table:table-cell table:style-name="Gnumeric-default"/>
          <table:table-cell table:style-name="Gnumeric-default" table:formula="of:=[.C12]*100*1e-06/[.$C$5]" office:value-type="float" office:value="0.0121052631578947">
            <text:p>0.01210526315789</text:p>
          </table:table-cell>
          <table:table-cell table:style-name="Gnumeric-default"/>
          <table:table-cell table:style-name="Gnumeric-default" table:formula="of:=3*[.F12]/([.B12]-[.D12])*100" office:value-type="float" office:value="0.147625160462131">
            <text:p>0.14762516046213</text:p>
          </table:table-cell>
          <table:table-cell table:style-name="Gnumeric-default"/>
          <table:table-cell table:style-name="Gnumeric-default" table:formula="of:=10000*[.H12]/[.$C$8]/[.$C$7]/([.B12]-[.D12])^2" office:value-type="float" office:value="0.000645354538544055">
            <text:p>0.00064535453854</text:p>
          </table:table-cell>
          <table:table-cell table:style-name="Gnumeric-default"/>
          <table:table-cell table:style-name="Gnumeric-default" table:formula="of:=[.L11]" office:value-type="float" office:value="0.0001">
            <text:p>0.0001</text:p>
          </table:table-cell>
          <table:table-cell table:style-name="Gnumeric-default"/>
          <table:table-cell table:style-name="Gnumeric-default" table:formula="of:=[.H12]*[.B12]*0.01/2/[.L12]" office:value-type="float" office:value="264.987163029525">
            <text:p>264.987163029525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C</text:p>
          </table:table-cell>
          <table:table-cell table:style-name="Gnumeric-default" office:value-type="float" office:value="35.9">
            <text:p>35.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2.9">
            <text:p>12.9</text:p>
          </table:table-cell>
          <table:table-cell table:style-name="Gnumeric-default"/>
          <table:table-cell table:style-name="Gnumeric-default" table:formula="of:=[.C13]*100*1e-06/[.$C$5]" office:value-type="float" office:value="0.00342105263157895">
            <text:p>0.00342105263158</text:p>
          </table:table-cell>
          <table:table-cell table:style-name="Gnumeric-default"/>
          <table:table-cell table:style-name="Gnumeric-default" table:formula="of:=3*[.F13]/([.B13]-[.D13])*100" office:value-type="float" office:value="0.0446224256292906">
            <text:p>0.04462242562929</text:p>
          </table:table-cell>
          <table:table-cell table:style-name="Gnumeric-default"/>
          <table:table-cell table:style-name="Gnumeric-default" table:formula="of:=10000*[.H13]/[.$C$8]/[.$C$7]/([.B13]-[.D13])^2" office:value-type="float" office:value="0.000223154527506679">
            <text:p>0.00022315452751</text:p>
          </table:table-cell>
          <table:table-cell table:style-name="Gnumeric-default"/>
          <table:table-cell table:style-name="Gnumeric-default" table:formula="of:=[.L12]" office:value-type="float" office:value="0.0001">
            <text:p>0.0001</text:p>
          </table:table-cell>
          <table:table-cell table:style-name="Gnumeric-default"/>
          <table:table-cell table:style-name="Gnumeric-default" table:formula="of:=[.H13]*[.B13]*0.01/2/[.L13]" office:value-type="float" office:value="80.0972540045767">
            <text:p>80.0972540045767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D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6.4">
            <text:p>6.4</text:p>
          </table:table-cell>
          <table:table-cell table:style-name="Gnumeric-default"/>
          <table:table-cell table:style-name="Gnumeric-default" table:formula="of:=[.C14]*100*1e-06/[.$C$5]" office:value-type="float" office:value="0.0257894736842105">
            <text:p>0.02578947368421</text:p>
          </table:table-cell>
          <table:table-cell table:style-name="Gnumeric-default"/>
          <table:table-cell table:style-name="Gnumeric-default" table:formula="of:=3*[.F14]/([.B14]-[.D14])*100" office:value-type="float" office:value="0.342338146250582">
            <text:p>0.34233814625058</text:p>
          </table:table-cell>
          <table:table-cell table:style-name="Gnumeric-default"/>
          <table:table-cell table:style-name="Gnumeric-default" table:formula="of:=10000*[.H14]/[.$C$8]/[.$C$7]/([.B14]-[.D14])^2" office:value-type="float" office:value="0.00177315465495024">
            <text:p>0.00177315465495</text:p>
          </table:table-cell>
          <table:table-cell table:style-name="Gnumeric-default"/>
          <table:table-cell table:style-name="Gnumeric-default" table:formula="of:=[.L13]" office:value-type="float" office:value="0.0001">
            <text:p>0.0001</text:p>
          </table:table-cell>
          <table:table-cell table:style-name="Gnumeric-default"/>
          <table:table-cell table:style-name="Gnumeric-default" table:formula="of:=[.H14]*[.B14]*0.01/2/[.L14]" office:value-type="float" office:value="496.390312063344">
            <text:p>496.390312063344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E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9.4">
            <text:p>9.4</text:p>
          </table:table-cell>
          <table:table-cell table:style-name="Gnumeric-default"/>
          <table:table-cell table:style-name="Gnumeric-default" table:formula="of:=[.C15]*100*1e-06/[.$C$5]" office:value-type="float" office:value="0.0105263157894737">
            <text:p>0.01052631578947</text:p>
          </table:table-cell>
          <table:table-cell table:style-name="Gnumeric-default"/>
          <table:table-cell table:style-name="Gnumeric-default" table:formula="of:=3*[.F15]/([.B15]-[.D15])*100" office:value-type="float" office:value="0.161117078410311">
            <text:p>0.16111707841031</text:p>
          </table:table-cell>
          <table:table-cell table:style-name="Gnumeric-default"/>
          <table:table-cell table:style-name="Gnumeric-default" table:formula="of:=10000*[.H15]/[.$C$8]/[.$C$7]/([.B15]-[.D15])^2" office:value-type="float" office:value="0.00110952638788561">
            <text:p>0.00110952638789</text:p>
          </table:table-cell>
          <table:table-cell table:style-name="Gnumeric-default"/>
          <table:table-cell table:style-name="Gnumeric-default" table:formula="of:=[.L14]" office:value-type="float" office:value="0.0001">
            <text:p>0.0001</text:p>
          </table:table-cell>
          <table:table-cell table:style-name="Gnumeric-default"/>
          <table:table-cell table:style-name="Gnumeric-default" table:formula="of:=[.H15]*[.B15]*0.01/2/[.L15]" office:value-type="float" office:value="233.619763694952">
            <text:p>233.619763694952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F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12.7">
            <text:p>12.7</text:p>
          </table:table-cell>
          <table:table-cell table:style-name="Gnumeric-default"/>
          <table:table-cell table:style-name="Gnumeric-default" table:formula="of:=[.C16]*100*1e-06/[.$C$5]" office:value-type="float" office:value="0.00210526315789474">
            <text:p>0.00210526315789</text:p>
          </table:table-cell>
          <table:table-cell table:style-name="Gnumeric-default"/>
          <table:table-cell table:style-name="Gnumeric-default" table:formula="of:=3*[.F16]/([.B16]-[.D16])*100" office:value-type="float" office:value="0.0387471746851792">
            <text:p>0.03874717468518</text:p>
          </table:table-cell>
          <table:table-cell table:style-name="Gnumeric-default"/>
          <table:table-cell table:style-name="Gnumeric-default" table:formula="of:=10000*[.H16]/[.$C$8]/[.$C$7]/([.B16]-[.D16])^2" office:value-type="float" office:value="0.00038580960192478">
            <text:p>0.00038580960192</text:p>
          </table:table-cell>
          <table:table-cell table:style-name="Gnumeric-default"/>
          <table:table-cell table:style-name="Gnumeric-default" table:formula="of:=[.L15]" office:value-type="float" office:value="0.0001">
            <text:p>0.0001</text:p>
          </table:table-cell>
          <table:table-cell table:style-name="Gnumeric-default"/>
          <table:table-cell table:style-name="Gnumeric-default" table:formula="of:=[.H16]*[.B16]*0.01/2/[.L16]" office:value-type="float" office:value="56.1834032935098">
            <text:p>56.1834032935098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G</text:p>
          </table:table-cell>
          <table:table-cell table:style-name="Gnumeric-default" office:value-type="float" office:value="16.4">
            <text:p>16.4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6.2">
            <text:p>6.2</text:p>
          </table:table-cell>
          <table:table-cell table:style-name="Gnumeric-default"/>
          <table:table-cell table:style-name="Gnumeric-default" table:formula="of:=[.C17]*100*1e-06/[.$C$5]" office:value-type="float" office:value="0.0126315789473684">
            <text:p>0.01263157894737</text:p>
          </table:table-cell>
          <table:table-cell table:style-name="Gnumeric-default"/>
          <table:table-cell table:style-name="Gnumeric-default" table:formula="of:=3*[.F17]/([.B17]-[.D17])*100" office:value-type="float" office:value="0.371517027863777">
            <text:p>0.37151702786378</text:p>
          </table:table-cell>
          <table:table-cell table:style-name="Gnumeric-default"/>
          <table:table-cell table:style-name="Gnumeric-default" table:formula="of:=10000*[.H17]/[.$C$8]/[.$C$7]/([.B17]-[.D17])^2" office:value-type="float" office:value="0.00944684044658691">
            <text:p>0.00944684044659</text:p>
          </table:table-cell>
          <table:table-cell table:style-name="Gnumeric-default"/>
          <table:table-cell table:style-name="Gnumeric-default" table:formula="of:=[.L16]" office:value-type="float" office:value="0.0001">
            <text:p>0.0001</text:p>
          </table:table-cell>
          <table:table-cell table:style-name="Gnumeric-default"/>
          <table:table-cell table:style-name="Gnumeric-default" table:formula="of:=[.H17]*[.B17]*0.01/2/[.L17]" office:value-type="float" office:value="304.643962848297">
            <text:p>304.643962848297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H</text:p>
          </table:table-cell>
          <table:table-cell table:style-name="Gnumeric-default" office:value-type="float" office:value="16.4">
            <text:p>16.4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9.4">
            <text:p>9.4</text:p>
          </table:table-cell>
          <table:table-cell table:style-name="Gnumeric-default"/>
          <table:table-cell table:style-name="Gnumeric-default" table:formula="of:=[.C18]*100*1e-06/[.$C$5]" office:value-type="float" office:value="0.00289473684210526">
            <text:p>0.00289473684211</text:p>
          </table:table-cell>
          <table:table-cell table:style-name="Gnumeric-default"/>
          <table:table-cell table:style-name="Gnumeric-default" table:formula="of:=3*[.F18]/([.B18]-[.D18])*100" office:value-type="float" office:value="0.12406015037594">
            <text:p>0.12406015037594</text:p>
          </table:table-cell>
          <table:table-cell table:style-name="Gnumeric-default"/>
          <table:table-cell table:style-name="Gnumeric-default" table:formula="of:=10000*[.H18]/[.$C$8]/[.$C$7]/([.B18]-[.D18])^2" office:value-type="float" office:value="0.00669798889838786">
            <text:p>0.00669798889839</text:p>
          </table:table-cell>
          <table:table-cell table:style-name="Gnumeric-default"/>
          <table:table-cell table:style-name="Gnumeric-default" table:formula="of:=[.L17]" office:value-type="float" office:value="0.0001">
            <text:p>0.0001</text:p>
          </table:table-cell>
          <table:table-cell table:style-name="Gnumeric-default"/>
          <table:table-cell table:style-name="Gnumeric-default" table:formula="of:=[.H18]*[.B18]*0.01/2/[.L18]" office:value-type="float" office:value="101.729323308271">
            <text:p>101.729323308271</text:p>
          </table:table-cell>
          <table:table-cell table:number-columns-repeated="242" table:style-name="Gnumeric-default"/>
        </table:table-row>
        <table:table-row table:style-name="AROW-2">
          <table:table-cell table:style-name="Gnumeric-default" office:value-type="string">
            <text:p>I</text:p>
          </table:table-cell>
          <table:table-cell table:style-name="Gnumeric-default" office:value-type="float" office:value="12.3">
            <text:p>12.3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9">
            <text:p>9</text:p>
          </table:table-cell>
          <table:table-cell table:style-name="Gnumeric-default"/>
          <table:table-cell table:style-name="Gnumeric-default" table:formula="of:=[.C19]*100*1e-06/[.$C$5]" office:value-type="float" office:value="0.00342105263157895">
            <text:p>0.00342105263158</text:p>
          </table:table-cell>
          <table:table-cell table:style-name="Gnumeric-default"/>
          <table:table-cell table:style-name="Gnumeric-default" table:formula="of:=3*[.F19]/([.B19]-[.D19])*100" office:value-type="float" office:value="0.311004784688995">
            <text:p>0.311004784689</text:p>
          </table:table-cell>
          <table:table-cell table:style-name="Gnumeric-default"/>
          <table:table-cell table:style-name="Gnumeric-default" table:formula="of:=10000*[.H19]/[.$C$8]/[.$C$7]/([.B19]-[.D19])^2" office:value-type="float" office:value="0.0755522479943725">
            <text:p>0.07555224799437</text:p>
          </table:table-cell>
          <table:table-cell table:style-name="Gnumeric-default"/>
          <table:table-cell table:style-name="Gnumeric-default" table:formula="of:=[.L18]" office:value-type="float" office:value="0.0001">
            <text:p>0.0001</text:p>
          </table:table-cell>
          <table:table-cell table:style-name="Gnumeric-default"/>
          <table:table-cell table:style-name="Gnumeric-default" table:formula="of:=[.H19]*[.B19]*0.01/2/[.L19]" office:value-type="float" office:value="191.267942583732">
            <text:p>191.267942583732</text:p>
          </table:table-cell>
          <table:table-cell table:number-columns-repeated="242" table:style-name="Gnumeric-default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d41737e1f0" table:print="true">
        <office:forms form:automatic-focus="false" form:apply-design-mode="false">
          <form:form/>
        </office:forms>
        <table:table-column table:default-cell-style-name="ACE-0x7fd417367200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d41737e3e0" table:print="true">
        <office:forms form:automatic-focus="false" form:apply-design-mode="false">
          <form:form/>
        </office:forms>
        <table:table-column table:default-cell-style-name="ACE-0x7fd417367328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d41731ee9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d4173164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d41735a66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d41737e000" style:display-name="Sheet1" style:page-layout-name="pl-0x7fd41731ee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1737e1f0" style:display-name="Sheet2" style:page-layout-name="pl-0x7fd4173164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d41737e3e0" style:display-name="Sheet3" style:page-layout-name="pl-0x7fd41735a6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8-28T19:54:00Z</dc:date>
    <meta:creation-date>2014-08-28T19:18:13Z</meta:creation-date>
    <meta:generator>gnumeric/1.12.9</meta:generator>
  </office:meta>
</office:document-meta>
</file>